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2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22222" style:font-name="verdana" fo:font-size="9pt" fo:letter-spacing="normal" fo:font-style="normal" fo:font-weight="normal"/>
    </style:style>
    <style:style style:name="P3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500050" style:font-name="arial" fo:font-size="11pt" fo:letter-spacing="normal" fo:font-style="normal" fo:font-weight="normal"/>
    </style:style>
    <style:style style:name="P4" style:family="paragraph" style:parent-style-name="Standard">
      <style:paragraph-properties loext:contextual-spacing="false" fo:margin-left="0cm" fo:margin-right="0cm" fo:margin-top="0cm" fo:margin-bottom="0.499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5" style:family="paragraph" style:parent-style-name="Text_20_body">
      <style:paragraph-properties loext:contextual-spacing="false" fo:margin-left="0cm" fo:margin-right="0cm" fo:margin-top="0cm" fo:margin-bottom="0cm" fo:widows="1" fo:text-indent="0cm" style:auto-text-indent="false"/>
      <style:text-properties fo:font-variant="normal" fo:text-transform="none" fo:color="#500050" style:font-name="arial" fo:font-size="9pt" fo:letter-spacing="normal" fo:font-style="normal" fo:font-weight="normal"/>
    </style:style>
    <style:style style:name="P6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500050" style:font-name="arial" fo:font-size="11pt" fo:letter-spacing="normal" fo:font-style="normal" fo:font-weight="normal"/>
    </style:style>
    <style:style style:name="P7" style:family="paragraph" style:parent-style-name="Text_20_body">
      <style:paragraph-properties loext:contextual-spacing="false" fo:margin-top="0cm" fo:margin-bottom="0cm" fo:widows="1"/>
      <style:text-properties fo:font-variant="normal" fo:text-transform="none" fo:color="#ff0000" style:font-name="arial" fo:font-size="11pt" fo:letter-spacing="normal" fo:font-style="normal" fo:font-weight="bold"/>
    </style:style>
    <style:style style:name="P8" style:family="paragraph" style:parent-style-name="Text_20_body">
      <style:paragraph-properties loext:contextual-spacing="false" fo:margin-top="0cm" fo:margin-bottom="0cm" fo:widows="1"/>
      <style:text-properties fo:font-variant="normal" fo:text-transform="none" fo:color="#500050" style:font-name="arial" fo:font-size="11pt" fo:letter-spacing="normal" fo:font-style="normal" fo:font-weight="normal"/>
    </style:style>
    <style:style style:name="P9" style:family="paragraph" style:parent-style-name="Text_20_body">
      <style:paragraph-properties loext:contextual-spacing="false" fo:margin-top="0cm" fo:margin-bottom="0cm" fo:widows="1"/>
      <style:text-properties fo:font-variant="normal" fo:text-transform="none" fo:color="#500050" fo:letter-spacing="normal"/>
    </style:style>
    <style:style style:name="P10" style:family="paragraph" style:parent-style-name="Text_20_body">
      <style:paragraph-properties loext:contextual-spacing="false" fo:margin-top="0cm" fo:margin-bottom="0cm" fo:widows="1"/>
      <style:text-properties fo:font-variant="normal" fo:text-transform="none" fo:color="#222222" style:font-name="arial" fo:font-size="9pt" fo:letter-spacing="normal" fo:font-style="normal" fo:font-weight="normal"/>
    </style:style>
    <style:style style:name="P11" style:family="paragraph" style:parent-style-name="Text_20_body">
      <style:paragraph-properties loext:contextual-spacing="false" fo:margin-top="0cm" fo:margin-bottom="0cm" fo:widows="1"/>
    </style:style>
    <style:style style:name="P12" style:family="paragraph" style:parent-style-name="Standard">
      <style:paragraph-properties loext:contextual-spacing="false" fo:margin-top="0cm" fo:margin-bottom="0cm" fo:widows="1"/>
      <style:text-properties fo:font-variant="normal" fo:text-transform="none" fo:color="#222222" style:font-name="verdana" fo:font-size="9pt" fo:letter-spacing="normal" fo:font-style="normal" fo:font-weight="normal"/>
    </style:style>
    <style:style style:name="P13" style:family="paragraph" style:parent-style-name="Standard">
      <style:paragraph-properties loext:contextual-spacing="false" fo:margin-top="0cm" fo:margin-bottom="0cm" fo:widows="1"/>
      <style:text-properties fo:font-variant="normal" fo:text-transform="none" fo:color="#222222" style:font-name="arial" fo:font-size="9pt" fo:letter-spacing="normal" fo:font-style="normal" fo:font-weight="normal"/>
    </style:style>
    <style:style style:name="P14" style:family="paragraph" style:parent-style-name="Text_20_body">
      <style:paragraph-properties loext:contextual-spacing="false" fo:margin-top="0cm" fo:margin-bottom="0cm" fo:widows="1"/>
      <style:text-properties fo:font-variant="normal" fo:text-transform="none" fo:color="#ff0000" style:font-name="arial" fo:font-size="11pt" fo:letter-spacing="normal" fo:font-style="normal" fo:font-weight="bold"/>
    </style:style>
    <style:style style:name="P15" style:family="paragraph" style:parent-style-name="Text_20_body">
      <style:paragraph-properties loext:contextual-spacing="false" fo:margin-top="0cm" fo:margin-bottom="0cm" fo:widows="1"/>
      <style:text-properties fo:font-variant="normal" fo:text-transform="none" fo:color="#500050" style:font-name="arial" fo:font-size="11pt" fo:letter-spacing="normal" fo:font-style="normal" fo:font-weight="normal"/>
    </style:style>
    <style:style style:name="P16" style:family="paragraph" style:parent-style-name="Text_20_body">
      <style:paragraph-properties loext:contextual-spacing="false" fo:margin-top="0cm" fo:margin-bottom="0cm" fo:widows="1"/>
    </style:style>
    <style:style style:name="T1" style:family="text">
      <style:text-properties fo:font-size="11pt"/>
    </style:style>
    <style:style style:name="T2" style:family="text">
      <style:text-properties fo:color="#ff0000" fo:font-size="11pt" fo:font-weight="bold"/>
    </style:style>
    <style:style style:name="T3" style:family="text">
      <style:text-properties fo:color="#500050" fo:font-size="11pt"/>
    </style:style>
    <style:style style:name="T4" style:family="text">
      <style:text-properties fo:color="#222222" style:font-name="arial" fo:font-size="9pt" fo:font-style="normal" fo:font-weight="normal"/>
    </style:style>
    <style:style style:name="T5" style:family="text">
      <style:text-properties style:font-name="arial" fo:font-size="11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yeska boa noite,</text:p>
      <text:p text:style-name="P1"/>
      <text:p text:style-name="P1">Segue solicitação:</text:p>
      <text:p text:style-name="P4"/>
      <text:p text:style-name="P5"><text:span text:style-name="T2">1) </text:span><text:span text:style-name="T1">Preço parcelado - Colocar preço parcelado em 12x (com juros). Retirar aquela tabela horrorosa na página do produto.</text:span></text:p>
      <text:p text:style-name="P7">R: R$ 80,00 / término aproximado 3 horas.</text:p>
      <text:p text:style-name="P7">OBS: Configuração MP – parcela minima R$5,00; parcelamento sem juros – até 6x</text:p>
      <text:p text:style-name="P12">Item 1) Preço parcelado</text:p>
      <text:p text:style-name="P2">Penso ser melhor colocar o preço parcelado em 12x ao invés de colocar sem juros. Ex:</text:p>
      <text:p text:style-name="P2">R$200</text:p>
      <text:p text:style-name="P2">12x R$19,99</text:p>
      <text:p text:style-name="Standard">ok – 02-01-2016<text:line-break/></text:p>
      <text:p text:style-name="P11"/>
      <text:p text:style-name="P8">2) Mudar a foto ao passar o mouse - Verificar porque isso não funciona em alguns produtos. ExL Teste na categoria Lingeries e, mesmo com produtos com mais de 3 fotos não está mudando</text:p>
      <text:p text:style-name="P7">R: Você deve setar como 2 a imagem segundaria em Admin → Catologo → Gerenciar Produtos → Imagens → Classificar Pedido .</text:p>
      <text:p text:style-name="P11"/>
      <text:p text:style-name="P8">3) No topo do site, mudar a ordem - Colocar as formas de atendimento do lado esquerdo e a informação "Minha Conta" do lado direito</text:p>
      <text:p text:style-name="P8">R: Sem custo.</text:p>
      <text:p text:style-name="P7">Obrigada :)</text:p>
      <text:p text:style-name="P11">OK-31-01-2015</text:p>
      <text:p text:style-name="P11"/>
      <text:p text:style-name="P8">4) Opinião do cliente - Voltar com a opinião do cliente. Deixar o cliente colocar estrela em apenas uma opção e não várias opções como preço, qualidade, etc, etc</text:p>
      <text:p text:style-name="P7">R: R$ 20,00 / término aproximado 1 horas.</text:p>
      <text:p text:style-name="P7">OK – 31-01-2015</text:p>
      <text:p text:style-name="P11"/>
      <text:p text:style-name="P8">5) Descrição dos produtos - As abas Tabela de medidas e Informações Adicionais devem sumir. Essas informações devem estar abaixo da descrição do produto, como se fosse uma ficha técnica</text:p>
      <text:p text:style-name="P8">R:  R$:35,00 / Término em aproximadamente 2 horas.</text:p>
      <text:p text:style-name="P7">Obrigada!<text:tab/></text:p>
      <text:p text:style-name="P7">Ok - 02-02-2015</text:p>
      <text:p text:style-name="P11"/>
      <text:p text:style-name="P11"/>
      <text:p text:style-name="P8">6) Cálculo de frete da página de produtos - Ele deve funcionar sem que o cliente tenha que escolher o tamanho (ver site do Submarino)</text:p>
      <text:p text:style-name="P7">R: R$ 80,00 / término aproximado 1 dia</text:p>
      <text:p text:style-name="P7">OK - 03-02-2015</text:p>
      <text:p text:style-name="P11"/>
      <text:p text:style-name="P11"/>
      <text:p text:style-name="P8">7) Checkout - acertar o layout do checkout como o site do Submarino. Não tem que rolar o mouse para colocar o CEP, assim como não tem que escolher a forma de envio. Ele é calculado automaticamente quando se clica em OK, etc, etc, etc</text:p>
      <text:p text:style-name="P7">R: Estudanto melhores praticas.</text:p>
      <text:p text:style-name="P7">ok</text:p>
      <text:p text:style-name="P13"><text:bookmark-start text:name="__DdeLink__194_847736634"/><text:soft-page-break/>Item <text:span text:style-name="T3">7) Checkout - acertar o layout do checkout como o site do Submarino. Não tem que rolar o </text:span><text:span text:style-name="T3">mouse para colocar o CEP, assim como não tem que escolher a forma de envio. Ele é calculado </text:span><text:span text:style-name="T3">automaticamente quando se clica em OK, etc, etc, etc</text:span></text:p>
      <text:p text:style-name="P3">Aqui penso que seria mais um calculador de frete, onde o CEP fica no topo da página com um botão OK na frente. Simples e rápido. Vc tem alguma sugestão?<text:bookmark-end text:name="__DdeLink__194_847736634"/></text:p>
      <text:p text:style-name="P7"/>
      <text:p text:style-name="P11"/>
      <text:p text:style-name="P8">8) Criar uma página intermediária entre Checkout e Carrinho de compras, como no site do Submarino onde o cliente tenha 3 opções: 1-TEM CADASTRO, FAÇA LOGIN 2-NÃO TEM CADASTRO, CADASTRE-SE 3-COMPRAR SEM CADASTRO e aí, sim, vai para o carrinho devidamente logado e com o frete calculado pois o CEP foi pego na etapa anterior</text:p>
      <text:p text:style-name="P8">R: R$ 300,00 / Temino em aproximadamente 3 dias.</text:p>
      <text:p text:style-name="P7">Obrigada :)</text:p>
      <text:p text:style-name="P11"/>
      <text:p text:style-name="P11"/>
      <text:p text:style-name="P8">9) Página de produtos - Voltar com as redes sociais para compartilhar o produto.</text:p>
      <text:p text:style-name="P8">R: Sem custo, vou reinstalar o modulo.</text:p>
      <text:p text:style-name="P7">Além da retirada da avaliação, retiraram também essa função que gostria que voltasse.</text:p>
      <text:p text:style-name="P11"/>
      <text:p text:style-name="P8"><text:bookmark-start text:name="__DdeLink__198_847736634"/>10) Corrigir tamanho da fonte em todo o site - A fonte no layout original é maior. Não sei porquê mudaram, mas precisa ser corrigido.<text:bookmark-end text:name="__DdeLink__198_847736634"/></text:p>
      <text:p text:style-name="P8">R: Sem custo /  termino aproximado de  1 hora.</text:p>
      <text:p text:style-name="P7">Obrigada :)</text:p>
      <text:p text:style-name="P11"/>
      <text:p text:style-name="P8">11) No mobile os textos não aparecem no banner</text:p>
      <text:p text:style-name="P7">R: R$ 80,00 / término aproximado 1 dia</text:p>
      <text:p text:style-name="P9"> <text:span text:style-name="T4">Item 11</text:span><text:span text:style-name="T5">) No mobile os textos não aparecem no banner</text:span></text:p>
      <text:p text:style-name="P6">O layout original tem essa função (os textos aparecem no banner). Acho que é possível verificar.</text:p>
      <text:p text:style-name="P9">OK-03-02-2016</text:p>
      <text:p text:style-name="P11"/>
      <text:p text:style-name="P8">12) Os atributos na tela de produtos aparecem desordenados, mesmo que estejam corretamente ordenados na tela do admin</text:p>
      <text:p text:style-name="P7">O que pode ser isso, Elder?</text:p>
      <text:p text:style-name="P7">R: Os atributos são conforme empilhados em um array e desenpilhados conforme ordem, sem nenhum tipo de sort.</text:p>
      <text:p text:style-name="P7">Minha resposta: Ok, vou fingir que entendi rs. Consegue corrigir? Quanto custaria?</text:p>
      <text:p text:style-name="P11"/>
      <text:p text:style-name="P8">13) Gostaria de saber como altero os produtos que estão na home. O pessoal da agência falou que tenho que alterar os Widgets nesta página, mas não faço ideia de como mexer nisso SGC -&gt; Páginas - &gt; chave url (home_2) </text:p>
      <text:p text:style-name="P7">R: para configurar os produtos na home va no Adim → Magicart → Magic Category.</text:p>
      <text:p text:style-name="P11"/>
      <text:p text:style-name="P8">14) Busca - Tem a questão da busca que está um lixo. Não consigo cadastrar sinônimos. Você escreve espartilho e aparece um boné! Pelo admin, dá para ver que todas as buscam retornam sempre o mesmo número de resultados.</text:p>
      <text:p text:style-name="P7">R: Ainda estudando o que pode ser feito.</text:p>
      <text:p text:style-name="P11">OK-01-02-2016</text:p>
      <text:p text:style-name="P11"><text:soft-page-break/></text:p>
      <text:p text:style-name="P8">15) No Painel Administrativo, eu retirei os produtos Protetor Costal e Liners da categoria Tight Lacing, no entanto esses produtos continuam aparecendo.</text:p>
      <text:p text:style-name="P8">Pergunta: O que pode estar acontecendo que NENHUMA alteração feita no admin vai para o site. Esse é um exemplo. Outro exemplo já citado é o da ordenação dos atributos. E tive também um problema ao inserir o favicon: eu inseria e ele não aparecia no site. Obrigada.</text:p>
      <text:p text:style-name="P7">R: Deve configurar para qual categoria elas vão pertencer. Deve configurar em Admin → Catalogo → Gerenciar Categoria.</text:p>
      <text:p text:style-name="P10">Isso foi feito, Elder. Veja, por favor, o item Protetor Costal. Não funciona. Nada que é feito no admin vai para o site. Como disse, tive esse problema no Favicon e agora com as categorias. Foi alguma alteração que realizaram.</text:p>
      <text:p text:style-name="P11"/>
      <text:p text:style-name="P8"><text:bookmark-start text:name="__DdeLink__200_847736634"/>16) Retorno do estoque do produto não está funcionando mais.<text:bookmark-end text:name="__DdeLink__200_847736634"/></text:p>
      <text:p text:style-name="P11"/>
      <text:p text:style-name="P8">Há uma programação que reconfigura meu estoque. Ex: o cliente comprou 1 unidade da caneta X. Ela sai do estoque, mesmo que o pagamento não tenha sido aprovado. Se, por algum motivo, o pedido for cancelado, a caneta X volta a ter 1 unidade. A pessoa que programou informou que "A loja tem diversos arquivos personalizados, como tabs do atiburos das páginas de produtos". Consegue verificar, por favor?</text:p>
      <text:p text:style-name="P11"/>
      <text:p text:style-name="P8">R: Existe o modulo que fiz anteriormente para está função, que o suporte do tema afirmava que estava em conflito com o tema. Dou continuidade a esta job após definirmos o acesso ao ftp e admin.</text:p>
      <text:p text:style-name="P7">ok obrigada.</text:p>
      <text:p text:style-name="P11"/>
      <text:p text:style-name="P8">17) Se eu escolho 10 unidades de determinado produto na tela de produto, quando vou para o checkout ou para o carrinho, aparece só 1 unidade. Ou seja: o cliente tem que inserir novamente a informação que quer 10 unidades. Isso precisa ser corrigido.</text:p>
      <text:p text:style-name="P7">R: R$80,00</text:p>
      <text:p text:style-name="P7">OK - 04-03-201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8pt" fo:font-weight="bold" style:font-name-asian="Droid Sans Fallback" style:font-size-asian="28pt" style:font-weight-asian="bold" style:font-name-complex="DejaVu Sans Condensed" style:font-size-complex="28pt" style:font-weight-complex="bold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31T17:40:00.304577437</meta:creation-date>
    <dc:date>2016-02-09T17:05:40</dc:date>
    <meta:editing-duration>PT13H10M52S</meta:editing-duration>
    <meta:editing-cycles>18</meta:editing-cycles>
    <meta:generator>OpenOffice/4.1.2$Linux OpenOffice.org_project/412m3$Build-9782</meta:generator>
    <dc:creator>Elder Xavier</dc:creator>
    <meta:document-statistic meta:table-count="0" meta:image-count="0" meta:object-count="0" meta:page-count="3" meta:paragraph-count="65" meta:word-count="1033" meta:character-count="5813"/>
  </office:meta>
</office:document-meta>
</file>